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8" calcext:value-type="float">
            <text:p>848</text:p>
          </table:table-cell>
          <table:table-cell table:style-name="ce7" table:formula="of:=COUNTIF([.B7:.B999];&quot;X&quot;)" office:value-type="float" office:value="722" calcext:value-type="float">
            <text:p>72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3" calcext:value-type="float">
            <text:p>9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0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8">00/00/0000</text:date>, <text:time style:data-style-name="N2" text:time-value="20:34:57.4892669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8T20:35:48.953589890</dc:date>
    <meta:editing-duration>PT23H34M33S</meta:editing-duration>
    <meta:editing-cycles>842</meta:editing-cycles>
    <meta:document-statistic meta:table-count="1" meta:cell-count="5106" meta:object-count="0"/>
  </office:meta>
</office:document-meta>
</file>